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35.04mm">
            <draw:object draw:notify-on-update-of-ranges="Wykres_liniowa1.D8:Wykres_liniowa1.D28 Wykres_liniowa1.E7:Wykres_liniowa1.E7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A$8]*[.D8]+[.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A$8]*[.D9]+[.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A$8]*[.D10]+[.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A$8]*[.D11]+[.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A$8]*[.D12]+[.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A$8]*[.D13]+[.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A$8]*[.D14]+[.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A$8]*[.D15]+[.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A$8]*[.D16]+[.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A$8]*[.D17]+[.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A$8]*[.D18]+[.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A$8]*[.D19]+[.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A$8]*[.D20]+[.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A$8]*[.D21]+[.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A$8]*[.D22]+[.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A$8]*[.D23]+[.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A$8]*[.D24]+[.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A$8]*[.D25]+[.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A$8]*[.D26]+[.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A$8]*[.D27]+[.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A$8]*[.D28]+[.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table:shapes>
          <draw:frame draw:z-index="0" draw:style-name="gr2" draw:text-style-name="P3" svg:width="159.86mm" svg:height="90mm" svg:x="43.1mm" svg:y="26.84mm">
            <draw:object draw:notify-on-update-of-ranges="Wykres_liniowa2.A4:Wykres_liniowa2.A24 Wykres_liniowa2.B3:Wykres_liniowa2.B3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gt;0;[.A4]*[.A4]/3;[.A4]/(-3)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table:formula="of:=[.A4]+[.K$3]" office:value-type="float" office:value="-0.85" calcext:value-type="float">
            <text:p>-0,85</text:p>
          </table:table-cell>
          <table:table-cell table:style-name="ce10" table:formula="of:=IF([.A5]&gt;=1;[.A5]/([.A5]+2);IF([.A5]&gt;0;[.A5]*[.A5]/3;[.A5]/(-3)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table:formula="of:=[.A5]+[.K$3]" office:value-type="float" office:value="-0.7" calcext:value-type="float">
            <text:p>-0,7</text:p>
          </table:table-cell>
          <table:table-cell table:style-name="ce10" table:formula="of:=IF([.A6]&gt;=1;[.A6]/([.A6]+2);IF([.A6]&gt;0;[.A6]*[.A6]/3;[.A6]/(-3)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table:formula="of:=[.A6]+[.K$3]" office:value-type="float" office:value="-0.55" calcext:value-type="float">
            <text:p>-0,55</text:p>
          </table:table-cell>
          <table:table-cell table:style-name="ce10" table:formula="of:=IF([.A7]&gt;=1;[.A7]/([.A7]+2);IF([.A7]&gt;0;[.A7]*[.A7]/3;[.A7]/(-3)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table:formula="of:=[.A7]+[.K$3]" office:value-type="float" office:value="-0.4" calcext:value-type="float">
            <text:p>-0,4</text:p>
          </table:table-cell>
          <table:table-cell table:style-name="ce10" table:formula="of:=IF([.A8]&gt;=1;[.A8]/([.A8]+2);IF([.A8]&gt;0;[.A8]*[.A8]/3;[.A8]/(-3)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table:formula="of:=[.A8]+[.K$3]" office:value-type="float" office:value="-0.25" calcext:value-type="float">
            <text:p>-0,25</text:p>
          </table:table-cell>
          <table:table-cell table:style-name="ce10" table:formula="of:=IF([.A9]&gt;=1;[.A9]/([.A9]+2);IF([.A9]&gt;0;[.A9]*[.A9]/3;[.A9]/(-3)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9]+[.K$3]" office:value-type="float" office:value="-0.1" calcext:value-type="float">
            <text:p>-0,1</text:p>
          </table:table-cell>
          <table:table-cell table:style-name="ce10" table:formula="of:=IF([.A10]&gt;=1;[.A10]/([.A10]+2);IF([.A10]&gt;0;[.A10]*[.A10]/3;[.A10]/(-3)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table:formula="of:=[.A10]+[.K$3]" office:value-type="float" office:value="0.0500000000000001" calcext:value-type="float">
            <text:p>0,05</text:p>
          </table:table-cell>
          <table:table-cell table:style-name="ce10" table:formula="of:=IF([.A11]&gt;=1;[.A11]/([.A11]+2);IF([.A11]&gt;0;[.A11]*[.A11]/3;[.A11]/(-3)))" office:value-type="float" office:value="0.000833333333333336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table:formula="of:=[.A11]+[.K$3]" office:value-type="float" office:value="0.2" calcext:value-type="float">
            <text:p>0,2</text:p>
          </table:table-cell>
          <table:table-cell table:style-name="ce10" table:formula="of:=IF([.A12]&gt;=1;[.A12]/([.A12]+2);IF([.A12]&gt;0;[.A12]*[.A12]/3;[.A12]/(-3)))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table:formula="of:=[.A12]+[.K$3]" office:value-type="float" office:value="0.35" calcext:value-type="float">
            <text:p>0,35</text:p>
          </table:table-cell>
          <table:table-cell table:style-name="ce10" table:formula="of:=IF([.A13]&gt;=1;[.A13]/([.A13]+2);IF([.A13]&gt;0;[.A13]*[.A13]/3;[.A13]/(-3)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table:formula="of:=[.A13]+[.K$3]" office:value-type="float" office:value="0.5" calcext:value-type="float">
            <text:p>0,5</text:p>
          </table:table-cell>
          <table:table-cell table:style-name="ce10" table:formula="of:=IF([.A14]&gt;=1;[.A14]/([.A14]+2);IF([.A14]&gt;0;[.A14]*[.A14]/3;[.A14]/(-3)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14]+[.K$3]" office:value-type="float" office:value="0.65" calcext:value-type="float">
            <text:p>0,65</text:p>
          </table:table-cell>
          <table:table-cell table:style-name="ce10" table:formula="of:=IF([.A15]&gt;=1;[.A15]/([.A15]+2);IF([.A15]&gt;0;[.A15]*[.A15]/3;[.A15]/(-3)))" office:value-type="float" office:value="0.140833333333333" calcext:value-type="float">
            <text:p>0,140833333333333</text:p>
          </table:table-cell>
          <table:table-cell table:number-columns-repeated="1022"/>
        </table:table-row>
        <table:table-row table:style-name="ro4">
          <table:table-cell table:style-name="ce8" table:formula="of:=[.A15]+[.K$3]" office:value-type="float" office:value="0.8" calcext:value-type="float">
            <text:p>0,8</text:p>
          </table:table-cell>
          <table:table-cell table:style-name="ce10" table:formula="of:=IF([.A16]&gt;=1;[.A16]/([.A16]+2);IF([.A16]&gt;0;[.A16]*[.A16]/3;[.A16]/(-3)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table:formula="of:=[.A16]+[.K$3]" office:value-type="float" office:value="0.95" calcext:value-type="float">
            <text:p>0,95</text:p>
          </table:table-cell>
          <table:table-cell table:style-name="ce10" table:formula="of:=IF([.A17]&gt;=1;[.A17]/([.A17]+2);IF([.A17]&gt;0;[.A17]*[.A17]/3;[.A17]/(-3)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table:formula="of:=[.A17]+[.K$3]" office:value-type="float" office:value="1.1" calcext:value-type="float">
            <text:p>1,1</text:p>
          </table:table-cell>
          <table:table-cell table:style-name="ce10" table:formula="of:=IF([.A18]&gt;=1;[.A18]/([.A18]+2);IF([.A18]&gt;0;[.A18]*[.A18]/3;[.A18]/(-3)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table:formula="of:=[.A18]+[.K$3]" office:value-type="float" office:value="1.25" calcext:value-type="float">
            <text:p>1,25</text:p>
          </table:table-cell>
          <table:table-cell table:style-name="ce10" table:formula="of:=IF([.A19]&gt;=1;[.A19]/([.A19]+2);IF([.A19]&gt;0;[.A19]*[.A19]/3;[.A19]/(-3)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table:formula="of:=[.A19]+[.K$3]" office:value-type="float" office:value="1.4" calcext:value-type="float">
            <text:p>1,4</text:p>
          </table:table-cell>
          <table:table-cell table:style-name="ce10" table:formula="of:=IF([.A20]&gt;=1;[.A20]/([.A20]+2);IF([.A20]&gt;0;[.A20]*[.A20]/3;[.A20]/(-3)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table:formula="of:=[.A20]+[.K$3]" office:value-type="float" office:value="1.55" calcext:value-type="float">
            <text:p>1,55</text:p>
          </table:table-cell>
          <table:table-cell table:style-name="ce10" table:formula="of:=IF([.A21]&gt;=1;[.A21]/([.A21]+2);IF([.A21]&gt;0;[.A21]*[.A21]/3;[.A21]/(-3)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table:formula="of:=[.A21]+[.K$3]" office:value-type="float" office:value="1.7" calcext:value-type="float">
            <text:p>1,7</text:p>
          </table:table-cell>
          <table:table-cell table:style-name="ce10" table:formula="of:=IF([.A22]&gt;=1;[.A22]/([.A22]+2);IF([.A22]&gt;0;[.A22]*[.A22]/3;[.A22]/(-3)))" office:value-type="float" office:value="0.459459459459459" calcext:value-type="float">
            <text:p>0,459459459459459</text:p>
          </table:table-cell>
          <table:table-cell table:number-columns-repeated="1022"/>
        </table:table-row>
        <table:table-row table:style-name="ro4">
          <table:table-cell table:style-name="ce8" table:formula="of:=[.A22]+[.K$3]" office:value-type="float" office:value="1.85" calcext:value-type="float">
            <text:p>1,85</text:p>
          </table:table-cell>
          <table:table-cell table:style-name="ce10" table:formula="of:=IF([.A23]&gt;=1;[.A23]/([.A23]+2);IF([.A23]&gt;0;[.A23]*[.A23]/3;[.A23]/(-3)))" office:value-type="float" office:value="0.48051948051948" calcext:value-type="float">
            <text:p>0,48051948051948</text:p>
          </table:table-cell>
          <table:table-cell table:number-columns-repeated="1022"/>
        </table:table-row>
        <table:table-row table:style-name="ro4">
          <table:table-cell table:style-name="ce8" table:formula="of:=[.A23]+[.K$3]" office:value-type="float" office:value="2" calcext:value-type="float">
            <text:p>2</text:p>
          </table:table-cell>
          <table:table-cell table:style-name="ce10" table:formula="of:=IF([.A24]&gt;=1;[.A24]/([.A24]+2);IF([.A24]&gt;0;[.A24]*[.A24]/3;[.A24]/(-3)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∆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82mm" svg:height="89.97mm" svg:x="91.09mm" svg:y="45.93mm">
            <draw:object draw:notify-on-update-of-ranges="Wykres_kwadratowa1.D10:Wykres_kwadratowa1.D30 Wykres_kwadratowa1.E9:Wykres_kwadratowa1.E9 Wykres_kwadratowa1.E10:Wykres_kwadratowa1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A$10]*[.D10]^2+[.B$10]*[.D10]+[.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A$10]*[.D11]^2+[.B$10]*[.D11]+[.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$10]^2-4*[.A$10]*[.C$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A$10]*[.D12]^2+[.B$10]*[.D12]+[.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$12]&gt;0;-[.B$10]-pierw([.B$12])/(2*[.A$10]);IF([.B$12]=0;-[.B$10]/(2*[.A$10])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A$10]*[.D13]^2+[.B$10]*[.D13]+[.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$12]&gt;0;-[.B$10]-pierw([.B$12])/(2*[.A$10]);IF([.B$12]=0;-[.B$10]/(2*[.A$10])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A$10]*[.D14]^2+[.B$10]*[.D14]+[.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A$10]*[.D15]^2+[.B$10]*[.D15]+[.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A$10]*[.D16]^2+[.B$10]*[.D16]+[.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A$10]*[.D17]^2+[.B$10]*[.D17]+[.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A$10]*[.D18]^2+[.B$10]*[.D18]+[.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-[.B$10]/(2*[.A$10])" office:value-type="float" office:value="0.5" calcext:value-type="float">
            <text:p>0,5</text:p>
          </table:table-cell>
          <table:table-cell table:style-name="ce5" table:formula="of:=-[.B$12]/(4*[.A$10])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A$10]*[.D19]^2+[.B$10]*[.D19]+[.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A$10]*[.D20]^2+[.B$10]*[.D20]+[.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A$10]*[.D21]^2+[.B$10]*[.D21]+[.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A$10]*[.D22]^2+[.B$10]*[.D22]+[.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A$10]*[.D23]^2+[.B$10]*[.D23]+[.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A$10]*[.D24]^2+[.B$10]*[.D24]+[.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A$10]*[.D25]^2+[.B$10]*[.D25]+[.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A$10]*[.D26]^2+[.B$10]*[.D26]+[.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A$10]*[.D27]^2+[.B$10]*[.D27]+[.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A$10]*[.D28]^2+[.B$10]*[.D28]+[.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A$10]*[.D29]^2+[.B$10]*[.D29]+[.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A$10]*[.D30]^2+[.B$10]*[.D30]+[.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A7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A8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52.58mm" svg:height="7.67mm" svg:x="38.77mm" svg:y="26.29mm" draw:control="control1"/>
          <draw:control draw:z-index="2" draw:style-name="gr5" draw:text-style-name="P4" svg:width="52.04mm" svg:height="8.21mm" svg:x="38.67mm" svg:y="34.92mm" draw:control="control2"/>
          <draw:control draw:z-index="3" draw:style-name="gr5" draw:text-style-name="P4" svg:width="52.05mm" svg:height="7.67mm" svg:x="38.95mm" svg:y="43.92mm" draw:control="control3"/>
          <draw:frame draw:z-index="4" draw:style-name="gr2" draw:text-style-name="P3" svg:width="143.57mm" svg:height="89.99mm" svg:x="21.46mm" svg:y="68.47mm">
            <draw:object draw:notify-on-update-of-ranges="Wykres_kwadratowa2.C3:Wykres_kwadratowa2.M3 Wykres_kwadratowa2.B4:Wykres_kwadratowa2.B4 Wykres_kwadratowa2.C4:Wykres_kwadratowa2.M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formula="of:=[.$C$6]*([.C3]-[.$C$7])^2+[.$C$8]" office:value-type="float" office:value="25" calcext:value-type="float">
            <text:p>25</text:p>
          </table:table-cell>
          <table:table-cell table:style-name="ce5" table:formula="of:=[.$C$6]*([.D3]-[.$C$7])^2+[.$C$8]" office:value-type="float" office:value="16" calcext:value-type="float">
            <text:p>16</text:p>
          </table:table-cell>
          <table:table-cell table:style-name="ce5" table:formula="of:=[.$C$6]*([.E3]-[.$C$7])^2+[.$C$8]" office:value-type="float" office:value="9" calcext:value-type="float">
            <text:p>9</text:p>
          </table:table-cell>
          <table:table-cell table:style-name="ce5" table:formula="of:=[.$C$6]*([.F3]-[.$C$7])^2+[.$C$8]" office:value-type="float" office:value="4" calcext:value-type="float">
            <text:p>4</text:p>
          </table:table-cell>
          <table:table-cell table:style-name="ce5" table:formula="of:=[.$C$6]*([.G3]-[.$C$7])^2+[.$C$8]" office:value-type="float" office:value="1" calcext:value-type="float">
            <text:p>1</text:p>
          </table:table-cell>
          <table:table-cell table:style-name="ce5" table:formula="of:=[.$C$6]*([.H3]-[.$C$7])^2+[.$C$8]" office:value-type="float" office:value="0" calcext:value-type="float">
            <text:p>0</text:p>
          </table:table-cell>
          <table:table-cell table:style-name="ce5" table:formula="of:=[.$C$6]*([.I3]-[.$C$7])^2+[.$C$8]" office:value-type="float" office:value="1" calcext:value-type="float">
            <text:p>1</text:p>
          </table:table-cell>
          <table:table-cell table:style-name="ce5" table:formula="of:=[.$C$6]*([.J3]-[.$C$7])^2+[.$C$8]" office:value-type="float" office:value="4" calcext:value-type="float">
            <text:p>4</text:p>
          </table:table-cell>
          <table:table-cell table:style-name="ce5" table:formula="of:=[.$C$6]*([.K3]-[.$C$7])^2+[.$C$8]" office:value-type="float" office:value="9" calcext:value-type="float">
            <text:p>9</text:p>
          </table:table-cell>
          <table:table-cell table:style-name="ce5" table:formula="of:=[.$C$6]*([.L3]-[.$C$7])^2+[.$C$8]" office:value-type="float" office:value="16" calcext:value-type="float">
            <text:p>16</text:p>
          </table:table-cell>
          <table:table-cell table:style-name="ce5" table:formula="of:=[.$C$6]*([.M3]-[.$C$7])^2+[.$C$8]" office:value-type="float" office:value="25" calcext:value-type="float">
            <text:p>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0" calcext:value-type="float">
            <text:p>0</text:p>
          </table:table-cell>
          <table:table-cell table:number-columns-repeated="1021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25.93mm" svg:height="90mm" svg:x="49.5mm" svg:y="73.14mm">
            <draw:object draw:notify-on-update-of-ranges="Wykres_tangens.C5:Wykres_tangens.C5 Wykres_tangens.C6:Wykres_tangens.C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4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22" table:formula="of:=2*[.A6]*PI()/360" office:value-type="float" office:value="0" calcext:value-type="float">
            <text:p>0,00</text:p>
          </table:table-cell>
          <table:table-cell table:style-name="ce22" table:formula="of:=IF(OR([.A6]=90;[.A6]=270);&quot;&quot; ;TAN([.B6]))" office:value-type="float" office:value="0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22" table:formula="of:=2*[.A7]*PI()/360" office:value-type="float" office:value="0.174532925199433" calcext:value-type="float">
            <text:p>0,17</text:p>
          </table:table-cell>
          <table:table-cell table:style-name="ce22" table:formula="of:=IF(OR([.A7]=90;[.A7]=270);&quot;&quot; ;TAN([.B7])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22" table:formula="of:=2*[.A8]*PI()/360" office:value-type="float" office:value="0.349065850398866" calcext:value-type="float">
            <text:p>0,35</text:p>
          </table:table-cell>
          <table:table-cell table:style-name="ce22" table:formula="of:=IF(OR([.A8]=90;[.A8]=270);&quot;&quot; ;TAN([.B8])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22" table:formula="of:=2*[.A9]*PI()/360" office:value-type="float" office:value="0.523598775598299" calcext:value-type="float">
            <text:p>0,52</text:p>
          </table:table-cell>
          <table:table-cell table:style-name="ce22" table:formula="of:=IF(OR([.A9]=90;[.A9]=270);&quot;&quot; ;TAN([.B9])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22" table:formula="of:=2*[.A10]*PI()/360" office:value-type="float" office:value="0.698131700797732" calcext:value-type="float">
            <text:p>0,70</text:p>
          </table:table-cell>
          <table:table-cell table:style-name="ce22" table:formula="of:=IF(OR([.A10]=90;[.A10]=270);&quot;&quot; ;TAN([.B10])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22" table:formula="of:=2*[.A11]*PI()/360" office:value-type="float" office:value="0.872664625997165" calcext:value-type="float">
            <text:p>0,87</text:p>
          </table:table-cell>
          <table:table-cell table:style-name="ce22" table:formula="of:=IF(OR([.A11]=90;[.A11]=270);&quot;&quot; ;TAN([.B11])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22" table:formula="of:=2*[.A12]*PI()/360" office:value-type="float" office:value="1.0471975511966" calcext:value-type="float">
            <text:p>1,05</text:p>
          </table:table-cell>
          <table:table-cell table:style-name="ce22" table:formula="of:=IF(OR([.A12]=90;[.A12]=270);&quot;&quot; ;TAN([.B12])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22" table:formula="of:=2*[.A13]*PI()/360" office:value-type="float" office:value="1.22173047639603" calcext:value-type="float">
            <text:p>1,22</text:p>
          </table:table-cell>
          <table:table-cell table:style-name="ce22" table:formula="of:=IF(OR([.A13]=90;[.A13]=270);&quot;&quot; ;TAN([.B13])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22" table:formula="of:=2*[.A14]*PI()/360" office:value-type="float" office:value="1.39626340159546" calcext:value-type="float">
            <text:p>1,40</text:p>
          </table:table-cell>
          <table:table-cell table:style-name="ce22" table:formula="of:=IF(OR([.A14]=90;[.A14]=270);&quot;&quot; ;TAN([.B14])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22" table:formula="of:=2*[.A15]*PI()/360" office:value-type="float" office:value="1.5707963267949" calcext:value-type="float">
            <text:p>1,57</text:p>
          </table:table-cell>
          <table:table-cell table:style-name="ce22" table:formula="of:=IF(OR([.A15]=90;[.A15]=270);&quot;&quot; ;TAN([.B15]))">
            <text:p/>
          </table:table-cell>
          <table:table-cell table:number-columns-repeated="1021"/>
        </table:table-row>
        <table:table-row table:style-name="ro4">
          <table:table-cell table:style-name="ce5" office:value-type="float" office:value="100" calcext:value-type="float">
            <text:p>100</text:p>
          </table:table-cell>
          <table:table-cell table:style-name="ce22" table:formula="of:=2*[.A16]*PI()/360" office:value-type="float" office:value="1.74532925199433" calcext:value-type="float">
            <text:p>1,75</text:p>
          </table:table-cell>
          <table:table-cell table:style-name="ce22" table:formula="of:=IF(OR([.A16]=90;[.A16]=270);&quot;&quot; ;TAN([.B16])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110" calcext:value-type="float">
            <text:p>110</text:p>
          </table:table-cell>
          <table:table-cell table:style-name="ce22" table:formula="of:=2*[.A17]*PI()/360" office:value-type="float" office:value="1.91986217719376" calcext:value-type="float">
            <text:p>1,92</text:p>
          </table:table-cell>
          <table:table-cell table:style-name="ce22" table:formula="of:=IF(OR([.A17]=90;[.A17]=270);&quot;&quot; ;TAN([.B17])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120" calcext:value-type="float">
            <text:p>120</text:p>
          </table:table-cell>
          <table:table-cell table:style-name="ce22" table:formula="of:=2*[.A18]*PI()/360" office:value-type="float" office:value="2.0943951023932" calcext:value-type="float">
            <text:p>2,09</text:p>
          </table:table-cell>
          <table:table-cell table:style-name="ce22" table:formula="of:=IF(OR([.A18]=90;[.A18]=270);&quot;&quot; ;TAN([.B18])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130" calcext:value-type="float">
            <text:p>130</text:p>
          </table:table-cell>
          <table:table-cell table:style-name="ce22" table:formula="of:=2*[.A19]*PI()/360" office:value-type="float" office:value="2.26892802759263" calcext:value-type="float">
            <text:p>2,27</text:p>
          </table:table-cell>
          <table:table-cell table:style-name="ce22" table:formula="of:=IF(OR([.A19]=90;[.A19]=270);&quot;&quot; ;TAN([.B19])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140" calcext:value-type="float">
            <text:p>140</text:p>
          </table:table-cell>
          <table:table-cell table:style-name="ce22" table:formula="of:=2*[.A20]*PI()/360" office:value-type="float" office:value="2.44346095279206" calcext:value-type="float">
            <text:p>2,44</text:p>
          </table:table-cell>
          <table:table-cell table:style-name="ce22" table:formula="of:=IF(OR([.A20]=90;[.A20]=270);&quot;&quot; ;TAN([.B20])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150" calcext:value-type="float">
            <text:p>150</text:p>
          </table:table-cell>
          <table:table-cell table:style-name="ce22" table:formula="of:=2*[.A21]*PI()/360" office:value-type="float" office:value="2.61799387799149" calcext:value-type="float">
            <text:p>2,62</text:p>
          </table:table-cell>
          <table:table-cell table:style-name="ce22" table:formula="of:=IF(OR([.A21]=90;[.A21]=270);&quot;&quot; ;TAN([.B21])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160" calcext:value-type="float">
            <text:p>160</text:p>
          </table:table-cell>
          <table:table-cell table:style-name="ce22" table:formula="of:=2*[.A22]*PI()/360" office:value-type="float" office:value="2.79252680319093" calcext:value-type="float">
            <text:p>2,79</text:p>
          </table:table-cell>
          <table:table-cell table:style-name="ce22" table:formula="of:=IF(OR([.A22]=90;[.A22]=270);&quot;&quot; ;TAN([.B22])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170" calcext:value-type="float">
            <text:p>170</text:p>
          </table:table-cell>
          <table:table-cell table:style-name="ce22" table:formula="of:=2*[.A23]*PI()/360" office:value-type="float" office:value="2.96705972839036" calcext:value-type="float">
            <text:p>2,97</text:p>
          </table:table-cell>
          <table:table-cell table:style-name="ce22" table:formula="of:=IF(OR([.A23]=90;[.A23]=270);&quot;&quot; ;TAN([.B23])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180" calcext:value-type="float">
            <text:p>180</text:p>
          </table:table-cell>
          <table:table-cell table:style-name="ce22" table:formula="of:=2*[.A24]*PI()/360" office:value-type="float" office:value="3.14159265358979" calcext:value-type="float">
            <text:p>3,14</text:p>
          </table:table-cell>
          <table:table-cell table:style-name="ce22" table:formula="of:=IF(OR([.A24]=90;[.A24]=270);&quot;&quot; ;TAN([.B24])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90" calcext:value-type="float">
            <text:p>190</text:p>
          </table:table-cell>
          <table:table-cell table:style-name="ce22" table:formula="of:=2*[.A25]*PI()/360" office:value-type="float" office:value="3.31612557878923" calcext:value-type="float">
            <text:p>3,32</text:p>
          </table:table-cell>
          <table:table-cell table:style-name="ce22" table:formula="of:=IF(OR([.A25]=90;[.A25]=270);&quot;&quot; ;TAN([.B25])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0" calcext:value-type="float">
            <text:p>200</text:p>
          </table:table-cell>
          <table:table-cell table:style-name="ce22" table:formula="of:=2*[.A26]*PI()/360" office:value-type="float" office:value="3.49065850398866" calcext:value-type="float">
            <text:p>3,49</text:p>
          </table:table-cell>
          <table:table-cell table:style-name="ce22" table:formula="of:=IF(OR([.A26]=90;[.A26]=270);&quot;&quot; ;TAN([.B26])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210" calcext:value-type="float">
            <text:p>210</text:p>
          </table:table-cell>
          <table:table-cell table:style-name="ce22" table:formula="of:=2*[.A27]*PI()/360" office:value-type="float" office:value="3.66519142918809" calcext:value-type="float">
            <text:p>3,67</text:p>
          </table:table-cell>
          <table:table-cell table:style-name="ce22" table:formula="of:=IF(OR([.A27]=90;[.A27]=270);&quot;&quot; ;TAN([.B27])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220" calcext:value-type="float">
            <text:p>220</text:p>
          </table:table-cell>
          <table:table-cell table:style-name="ce22" table:formula="of:=2*[.A28]*PI()/360" office:value-type="float" office:value="3.83972435438752" calcext:value-type="float">
            <text:p>3,84</text:p>
          </table:table-cell>
          <table:table-cell table:style-name="ce22" table:formula="of:=IF(OR([.A28]=90;[.A28]=270);&quot;&quot; ;TAN([.B28])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230" calcext:value-type="float">
            <text:p>230</text:p>
          </table:table-cell>
          <table:table-cell table:style-name="ce22" table:formula="of:=2*[.A29]*PI()/360" office:value-type="float" office:value="4.01425727958696" calcext:value-type="float">
            <text:p>4,01</text:p>
          </table:table-cell>
          <table:table-cell table:style-name="ce22" table:formula="of:=IF(OR([.A29]=90;[.A29]=270);&quot;&quot; ;TAN([.B29])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240" calcext:value-type="float">
            <text:p>240</text:p>
          </table:table-cell>
          <table:table-cell table:style-name="ce22" table:formula="of:=2*[.A30]*PI()/360" office:value-type="float" office:value="4.18879020478639" calcext:value-type="float">
            <text:p>4,19</text:p>
          </table:table-cell>
          <table:table-cell table:style-name="ce22" table:formula="of:=IF(OR([.A30]=90;[.A30]=270);&quot;&quot; ;TAN([.B30])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250" calcext:value-type="float">
            <text:p>250</text:p>
          </table:table-cell>
          <table:table-cell table:style-name="ce22" table:formula="of:=2*[.A31]*PI()/360" office:value-type="float" office:value="4.36332312998582" calcext:value-type="float">
            <text:p>4,36</text:p>
          </table:table-cell>
          <table:table-cell table:style-name="ce22" table:formula="of:=IF(OR([.A31]=90;[.A31]=270);&quot;&quot; ;TAN([.B31])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260" calcext:value-type="float">
            <text:p>260</text:p>
          </table:table-cell>
          <table:table-cell table:style-name="ce22" table:formula="of:=2*[.A32]*PI()/360" office:value-type="float" office:value="4.53785605518526" calcext:value-type="float">
            <text:p>4,54</text:p>
          </table:table-cell>
          <table:table-cell table:style-name="ce22" table:formula="of:=IF(OR([.A32]=90;[.A32]=270);&quot;&quot; ;TAN([.B32])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270" calcext:value-type="float">
            <text:p>270</text:p>
          </table:table-cell>
          <table:table-cell table:style-name="ce22" table:formula="of:=2*[.A33]*PI()/360" office:value-type="float" office:value="4.71238898038469" calcext:value-type="float">
            <text:p>4,71</text:p>
          </table:table-cell>
          <table:table-cell table:style-name="ce22" table:formula="of:=IF(OR([.A33]=90;[.A33]=270);&quot;&quot; ;TAN([.B33]))">
            <text:p/>
          </table:table-cell>
          <table:table-cell table:number-columns-repeated="1021"/>
        </table:table-row>
        <table:table-row table:style-name="ro4">
          <table:table-cell table:style-name="ce5" office:value-type="float" office:value="280" calcext:value-type="float">
            <text:p>280</text:p>
          </table:table-cell>
          <table:table-cell table:style-name="ce22" table:formula="of:=2*[.A34]*PI()/360" office:value-type="float" office:value="4.88692190558412" calcext:value-type="float">
            <text:p>4,89</text:p>
          </table:table-cell>
          <table:table-cell table:style-name="ce22" table:formula="of:=IF(OR([.A34]=90;[.A34]=270);&quot;&quot; ;TAN([.B34])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290" calcext:value-type="float">
            <text:p>290</text:p>
          </table:table-cell>
          <table:table-cell table:style-name="ce22" table:formula="of:=2*[.A35]*PI()/360" office:value-type="float" office:value="5.06145483078356" calcext:value-type="float">
            <text:p>5,06</text:p>
          </table:table-cell>
          <table:table-cell table:style-name="ce22" table:formula="of:=IF(OR([.A35]=90;[.A35]=270);&quot;&quot; ;TAN([.B35]))" office:value-type="float" office:value="-2.74747741945463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300" calcext:value-type="float">
            <text:p>300</text:p>
          </table:table-cell>
          <table:table-cell table:style-name="ce22" table:formula="of:=2*[.A36]*PI()/360" office:value-type="float" office:value="5.23598775598299" calcext:value-type="float">
            <text:p>5,24</text:p>
          </table:table-cell>
          <table:table-cell table:style-name="ce22" table:formula="of:=IF(OR([.A36]=90;[.A36]=270);&quot;&quot; ;TAN([.B36])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310" calcext:value-type="float">
            <text:p>310</text:p>
          </table:table-cell>
          <table:table-cell table:style-name="ce22" table:formula="of:=2*[.A37]*PI()/360" office:value-type="float" office:value="5.41052068118242" calcext:value-type="float">
            <text:p>5,41</text:p>
          </table:table-cell>
          <table:table-cell table:style-name="ce22" table:formula="of:=IF(OR([.A37]=90;[.A37]=270);&quot;&quot; ;TAN([.B37])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320" calcext:value-type="float">
            <text:p>320</text:p>
          </table:table-cell>
          <table:table-cell table:style-name="ce22" table:formula="of:=2*[.A38]*PI()/360" office:value-type="float" office:value="5.58505360638185" calcext:value-type="float">
            <text:p>5,59</text:p>
          </table:table-cell>
          <table:table-cell table:style-name="ce22" table:formula="of:=IF(OR([.A38]=90;[.A38]=270);&quot;&quot; ;TAN([.B38])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330" calcext:value-type="float">
            <text:p>330</text:p>
          </table:table-cell>
          <table:table-cell table:style-name="ce22" table:formula="of:=2*[.A39]*PI()/360" office:value-type="float" office:value="5.75958653158129" calcext:value-type="float">
            <text:p>5,76</text:p>
          </table:table-cell>
          <table:table-cell table:style-name="ce22" table:formula="of:=IF(OR([.A39]=90;[.A39]=270);&quot;&quot; ;TAN([.B39])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340" calcext:value-type="float">
            <text:p>340</text:p>
          </table:table-cell>
          <table:table-cell table:style-name="ce22" table:formula="of:=2*[.A40]*PI()/360" office:value-type="float" office:value="5.93411945678072" calcext:value-type="float">
            <text:p>5,93</text:p>
          </table:table-cell>
          <table:table-cell table:style-name="ce22" table:formula="of:=IF(OR([.A40]=90;[.A40]=270);&quot;&quot; ;TAN([.B40])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350" calcext:value-type="float">
            <text:p>350</text:p>
          </table:table-cell>
          <table:table-cell table:style-name="ce22" table:formula="of:=2*[.A41]*PI()/360" office:value-type="float" office:value="6.10865238198015" calcext:value-type="float">
            <text:p>6,11</text:p>
          </table:table-cell>
          <table:table-cell table:style-name="ce22" table:formula="of:=IF(OR([.A41]=90;[.A41]=270);&quot;&quot; ;TAN([.B41]))" office:value-type="float" office:value="-0.176326980708466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360" calcext:value-type="float">
            <text:p>360</text:p>
          </table:table-cell>
          <table:table-cell table:style-name="ce22" table:formula="of:=2*[.A42]*PI()/360" office:value-type="float" office:value="6.28318530717959" calcext:value-type="float">
            <text:p>6,28</text:p>
          </table:table-cell>
          <table:table-cell table:style-name="ce22" table:formula="of:=IF(OR([.A42]=90;[.A42]=270);&quot;&quot; ;TAN([.B42])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4" table:number-rows-repeated="333">
          <table:table-cell table:style-name="Default" table:number-columns-repeated="3"/>
          <table:table-cell table:number-columns-repeated="1021"/>
        </table:table-row>
        <table:table-row table:style-name="ro11" table:number-rows-repeated="10482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35.85mm" svg:height="89.99mm" svg:x="42.9mm" svg:y="41.93mm">
            <draw:object draw:notify-on-update-of-ranges="Wykres_logarytm.A4:Wykres_logarytm.A4 Wykres_logarytm.A5:Wykres_logarytm.A34 Wykres_logarytm.B4:Wykres_logarytm.B4 Wykres_logarytm.B5:Wykres_logarytm.B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4">
          <table:table-cell table:style-name="ce5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4">
          <table:table-cell table:style-name="ce5" table:formula="of:=[.A5]+0.1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4">
          <table:table-cell table:style-name="ce5" table:formula="of:=[.A6]+0.1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4">
          <table:table-cell table:style-name="ce5" table:formula="of:=[.A7]+0.1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4">
          <table:table-cell table:style-name="ce5" table:formula="of:=[.A8]+0.1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4">
          <table:table-cell table:style-name="ce5" table:formula="of:=[.A9]+0.1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4">
          <table:table-cell table:style-name="ce5" table:formula="of:=[.A10]+0.1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4">
          <table:table-cell table:style-name="ce5" table:formula="of:=[.A11]+0.1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4">
          <table:table-cell table:style-name="ce5" table:formula="of:=[.A12]+0.1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4">
          <table:table-cell table:style-name="ce5" table:formula="of:=[.A13]+0.1" office:value-type="float" office:value="1" calcext:value-type="float">
            <text:p>1</text:p>
          </table:table-cell>
          <table:table-cell table:style-name="ce22" table:formula="of:=LOG([.A14];2)" office:value-type="float" office:value="-1.60171325190746E-016" calcext:value-type="float">
            <text:p>0,00</text:p>
          </table:table-cell>
          <table:table-cell table:number-columns-repeated="1022"/>
        </table:table-row>
        <table:table-row table:style-name="ro4">
          <table:table-cell table:style-name="ce5" table:formula="of:=[.A14]+0.1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4">
          <table:table-cell table:style-name="ce5" table:formula="of:=[.A15]+0.1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4">
          <table:table-cell table:style-name="ce5" table:formula="of:=[.A16]+0.1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4">
          <table:table-cell table:style-name="ce5" table:formula="of:=[.A17]+0.1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4">
          <table:table-cell table:style-name="ce5" table:formula="of:=[.A18]+0.1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4">
          <table:table-cell table:style-name="ce5" table:formula="of:=[.A19]+0.1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4">
          <table:table-cell table:style-name="ce5" table:formula="of:=[.A20]+0.1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4">
          <table:table-cell table:style-name="ce5" table:formula="of:=[.A21]+0.1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4">
          <table:table-cell table:style-name="ce5" table:formula="of:=[.A22]+0.1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4" calcext:value-type="float">
            <text:p>0,93</text:p>
          </table:table-cell>
          <table:table-cell table:number-columns-repeated="1022"/>
        </table:table-row>
        <table:table-row table:style-name="ro4">
          <table:table-cell table:style-name="ce5" table:formula="of:=[.A23]+0.1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4">
          <table:table-cell table:style-name="ce5" table:formula="of:=[.A24]+0.1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4">
          <table:table-cell table:style-name="ce5" table:formula="of:=[.A25]+0.1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4">
          <table:table-cell table:style-name="ce5" table:formula="of:=[.A26]+0.1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4">
          <table:table-cell table:style-name="ce5" table:formula="of:=[.A27]+0.1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4">
          <table:table-cell table:style-name="ce5" table:formula="of:=[.A28]+0.1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4">
          <table:table-cell table:style-name="ce5" table:formula="of:=[.A29]+0.1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4">
          <table:table-cell table:style-name="ce5" table:formula="of:=[.A30]+0.1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4">
          <table:table-cell table:style-name="ce5" table:formula="of:=[.A31]+0.1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4">
          <table:table-cell table:style-name="ce5" table:formula="of:=[.A32]+0.1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4">
          <table:table-cell table:style-name="ce5" table:formula="of:=[.A33]+0.1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47:36.46225906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10T13:05:01.721042254</dc:date>
    <meta:editing-cycles>86</meta:editing-cycles>
    <meta:editing-duration>PT2H24M44S</meta:editing-duration>
    <meta:generator>LibreOffice/6.0.3.2$Linux_X86_64 LibreOffice_project/00m0$Build-2</meta:generator>
    <meta:document-statistic meta:table-count="6" meta:cell-count="38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Wykres_liniowa1.D8:Wykres_liniowa1.E28 Wykres_liniowa1.E7:Wykres_liniowa1.E7" chart:data-source-has-labels="row" svg:x="1.331cm" svg:y="0.18cm" svg:width="14.349cm" svg:height="7.659cm">
          <chartooo:coordinate-region svg:x="1.569cm" svg:y="0.379cm" svg:width="13.924cm" svg:height="7.261cm"/>
          <chart:axis chart:dimension="x" chart:name="primary-x" chart:style-name="ch3">
            <chart:title svg:x="8.368cm" svg:y="8.019cm" chart:style-name="ch4">
              <text:p>x</text:p>
            </chart:title>
          </chart:axis>
          <chart:axis chart:dimension="y" chart:name="primary-y" chart:style-name="ch3">
            <chart:title svg:x="0.451cm" svg:y="4.146cm" chart:style-name="ch5">
              <text:p>y</text:p>
            </chart:title>
            <chart:grid chart:style-name="ch6" chart:class="major"/>
          </chart:axis>
          <chart:series chart:style-name="ch7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1cm" xlink:href=".." xlink:type="simple" chart:class="chart:scatter" chart:style-name="ch1">
        <chart:plot-area chart:style-name="ch2" table:cell-range-address="Wykres_liniowa2.A4:Wykres_liniowa2.B24 Wykres_liniowa2.B3:Wykres_liniowa2.B3" chart:data-source-has-labels="row" svg:x="1.33cm" svg:y="0.18cm" svg:width="14.338cm" svg:height="7.66cm">
          <chartooo:coordinate-region svg:x="1.621cm" svg:y="0.38cm" svg:width="13.807cm" svg:height="6.813cm"/>
          <chart:axis chart:dimension="x" chart:name="primary-x" chart:style-name="ch3">
            <chart:title svg:x="8.362cm" svg:y="8.02cm" chart:style-name="ch4">
              <text:p>x</text:p>
            </chart:title>
          </chart:axis>
          <chart:axis chart:dimension="y" chart:name="primary-y" chart:style-name="ch3">
            <chart:title svg:x="0.451cm" svg:y="4.147cm" chart:style-name="ch5">
              <text:p>y</text:p>
            </chart:title>
            <chart:grid chart:style-name="ch6" chart:class="major"/>
          </chart:axis>
          <chart:series chart:style-name="ch7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">
                <text:p>-0.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0833333333333336">
                <text:p>0.000833333333333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59">
                <text:p>0.45945945945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">
                <text:p>0.4805194805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8.998cm" xlink:href=".." xlink:type="simple" chart:class="chart:scatter" chart:style-name="ch1">
        <chart:legend chart:legend-position="end" svg:x="14.454cm" svg:y="4.2cm" style:legend-expansion="high" chart:style-name="ch2"/>
        <chart:plot-area chart:style-name="ch3" table:cell-range-address="Wykres_kwadratowa1.D10:Wykres_kwadratowa1.E30 Wykres_kwadratowa1.E9:Wykres_kwadratowa1.E9" chart:data-source-has-labels="row" svg:x="1.33cm" svg:y="0.179cm" svg:width="12.805cm" svg:height="7.659cm">
          <chartooo:coordinate-region svg:x="1.568cm" svg:y="0.378cm" svg:width="12.38cm" svg:height="6.813cm"/>
          <chart:axis chart:dimension="x" chart:name="primary-x" chart:style-name="ch4">
            <chart:title svg:x="7.595cm" svg:y="8.017cm" chart:style-name="ch5">
              <text:p>x</text:p>
            </chart:title>
          </chart:axis>
          <chart:axis chart:dimension="y" chart:name="primary-y" chart:style-name="ch4">
            <chart:title svg:x="0.451cm" svg:y="4.145cm" chart:style-name="ch6">
              <text:p>y</text:p>
            </chart:title>
            <chart:grid chart:style-name="ch7" chart:class="major"/>
          </chart:axis>
          <chart:series chart:style-name="ch8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58cm" svg:height="9cm" xlink:href=".." xlink:type="simple" chart:class="chart:scatter" chart:style-name="ch1">
        <chart:legend chart:legend-position="end" svg:x="12.829cm" svg:y="4.201cm" style:legend-expansion="high" chart:style-name="ch2"/>
        <chart:plot-area chart:style-name="ch3" table:cell-range-address="Wykres_kwadratowa2.C3:Wykres_kwadratowa2.M4 Wykres_kwadratowa2.B4:Wykres_kwadratowa2.B4" chart:data-source-has-labels="column" svg:x="0.287cm" svg:y="0.18cm" svg:width="12.255cm" svg:height="8.64cm">
          <chartooo:coordinate-region svg:x="0.433cm" svg:y="0.379cm" svg:width="12.0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kwadratowa2.C4:Wykres_kwadratowa2.M4" chart:label-cell-address="Wykres_kwadratowa2.B4:Wykres_kwadratowa2.B4" chart:class="chart:scatter">
            <chart:domain table:cell-range-address="Wykres_kwadratowa2.C3:Wykres_kwadratowa2.M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Wykres_kwadratowa2.B4:Wykres_kwadratowa2.B4</svg:desc>
                </draw:g>
              </table:table-cell>
              <table:table-cell office:value-type="float" office:value="25">
                <text:p>25</text:p>
                <draw:g>
                  <svg:desc>Wykres_kwadratowa2.C4:Wykres_kwadratowa2.M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94cm" svg:height="9.001cm" xlink:href=".." xlink:type="simple" chart:class="chart:line" chart:style-name="ch1">
        <chart:legend chart:legend-position="end" svg:x="10.668cm" svg:y="4.201cm" style:legend-expansion="high" chart:style-name="ch2"/>
        <chart:plot-area chart:style-name="ch3" table:cell-range-address="Wykres_tangens.C5:Wykres_tangens.C42" chart:data-source-has-labels="row" svg:x="0.251cm" svg:y="0.18cm" svg:width="10.166cm" svg:height="8.641cm">
          <chartooo:coordinate-region svg:x="1.269cm" svg:y="0.379cm" svg:width="9.009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tangens.C6:Wykres_tangens.C42" chart:label-cell-address="Wykres_tangens.C5:Wykres_tangens.C5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74747741945463">
                <text:p>-2.747477419454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76326980708466">
                <text:p>-0.176326980708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86cm" svg:height="9cm" xlink:href=".." xlink:type="simple" chart:class="chart:scatter" chart:style-name="ch1">
        <chart:legend chart:legend-position="end" svg:x="11.422cm" svg:y="4.201cm" style:legend-expansion="high" chart:style-name="ch2"/>
        <chart:plot-area chart:style-name="ch3" table:cell-range-address="Wykres_logarytm.A4:Wykres_logarytm.B34" chart:data-source-has-labels="row" svg:x="0.271cm" svg:y="0.18cm" svg:width="10.88cm" svg:height="8.64cm">
          <chartooo:coordinate-region svg:x="1.289cm" svg:y="0.379cm" svg:width="9.62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logarytm.B5:Wykres_logarytm.B34" chart:label-cell-address="Wykres_logarytm.B4:Wykres_logarytm.B4" chart:class="chart:scatter">
            <chart:domain table:cell-range-address="Wykres_logarytm.A5:Wykres_logarytm.A34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2x</text:p>
                <draw:g>
                  <svg:desc>Wykres_logarytm.B4:Wykres_logarytm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1.60171325190746E-016">
                <text:p>-1.60171325190746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25999418556224">
                <text:p>0.925999418556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